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вым делом нужно подготовить среду для разработки. В нашем нелёгком деле помогает <text:span text:style-name="T1">Visual Studio. </text:span>Добрый (или не очень) <text:span text:style-name="T1">Microsoft </text:span>с недавних пор предоставляет её на свободной основе, так что можно брать и пользоваться (где же тут подвох?).</text:p>
      <text:p text:style-name="P1"/>
      <text:p text:style-name="P1">Далее Вам понадобятся библиотеки. Все используемые модули находятся в репозитории <text:span text:style-name="T1">ThirdParties. </text:span>После скачивания необходимо будет зайти в подпапку <text:span text:style-name="T1">props </text:span>и выполнить <text:span text:style-name="T1">env.bat, </text:span>который добавит нужную переменную среды.</text:p>
      <text:p text:style-name="P1"/>
      <text:p text:style-name="P1">Описание подходов хранения файлов </text:p>
      <text:p text:style-name="P3">include/*</text:p>
      <text:p text:style-name="P3">src/*</text:p>
      <text:p text:style-name="P3"/>
      <text:p text:style-name="P3">sources/*.h; *.cpp</text:p>
      <text:p text:style-name="P3">projec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M47S</meta:editing-duration>
    <meta:editing-cycles>12</meta:editing-cycles>
    <meta:generator>OpenOffice/4.1.1$Win32 OpenOffice.org_project/411m6$Build-9775</meta:generator>
    <dc:date>2016-03-30T00:57:03.61</dc:date>
    <meta:document-statistic meta:table-count="0" meta:image-count="0" meta:object-count="0" meta:page-count="1" meta:paragraph-count="7" meta:word-count="73" meta:character-count="529"/>
    <meta:user-defined meta:name="Info 1"/>
    <meta:user-defined meta:name="Info 2"/>
    <meta:user-defined meta:name="Info 3"/>
    <meta:user-defined meta:name="Info 4"/>
  </office:meta>
</office:document-meta>
</file>